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as gaché</text:p>
          </table:table-cell>
          <table:table-cell office:value-type="float" office:value="-903" calcext:value-type="float">
            <text:p>-903</text:p>
          </table:table-cell>
          <table:table-cell office:value-type="float" office:value="-21" calcext:value-type="float">
            <text:p>-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t O topo (bas ressaut du mat)</text:p>
          </table:table-cell>
          <table:table-cell table:formula="of:=[.$B$1]+[.C1]" office:value-type="float" office:value="-924" calcext:value-type="float">
            <text:p>-9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amont</text:p>
          </table:table-cell>
          <table:table-cell table:formula="of:=[.$B$2]+[.C3]" office:value-type="float" office:value="-829" calcext:value-type="float">
            <text:p>-82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iphon blanc</text:p>
          </table:table-cell>
          <table:table-cell table:formula="of:=[.$B$2]+[.C4]" office:value-type="float" office:value="-873" calcext:value-type="float">
            <text:p>-87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3 amont rivière or</text:p>
          </table:table-cell>
        </table:table-row>
        <table:table-row table:style-name="ro1">
          <table:table-cell office:value-type="string" calcext:value-type="string">
            <text:p>salle au dessus P30</text:p>
          </table:table-cell>
          <table:table-cell table:formula="of:=[.$B$2]+[.C5]" office:value-type="float" office:value="-951" calcext:value-type="float">
            <text:p>-951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string" calcext:value-type="string">
            <text:p>en pointillé rivière d’or bis</text:p>
          </table:table-cell>
        </table:table-row>
        <table:table-row table:style-name="ro1">
          <table:table-cell office:value-type="string" calcext:value-type="string">
            <text:p>siphon</text:p>
          </table:table-cell>
          <table:table-cell table:formula="of:=[.$B$2]+[.C6]" office:value-type="float" office:value="-1007" calcext:value-type="float">
            <text:p>-1007</text:p>
          </table:table-cell>
          <table:table-cell office:value-type="float" office:value="-83" calcext:value-type="float">
            <text:p>-83</text:p>
          </table:table-cell>
          <table:table-cell table:number-columns-repeated="2"/>
          <table:table-cell office:value-type="string" calcext:value-type="string">
            <text:p>finition rivière d’or</text:p>
          </table:table-cell>
        </table:table-row>
        <table:table-row table:style-name="ro1">
          <table:table-cell office:value-type="string" calcext:value-type="string">
            <text:p>siphon de calcite</text:p>
          </table:table-cell>
          <table:table-cell table:formula="of:=[.$B$2]+[.C7]" office:value-type="float" office:value="-931" calcext:value-type="float">
            <text:p>-931</text:p>
          </table:table-cell>
          <table:table-cell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nt vers rivière d’or</text:p>
          </table:table-cell>
          <table:table-cell table:formula="of:=[.$B$2]+[.C8]" office:value-type="float" office:value="-860" calcext:value-type="float">
            <text:p>-86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nction rivière d’or</text:p>
          </table:table-cell>
          <table:table-cell table:formula="of:=[.$B$2]+[.C9]" office:value-type="float" office:value="-879" calcext:value-type="float">
            <text:p>-87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ont riviere or</text:p>
          </table:table-cell>
          <table:table-cell table:formula="of:=[.$B$2]+[.C10]" office:value-type="float" office:value="-843" calcext:value-type="float">
            <text:p>-843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 ververcarius</text:p>
          </table:table-cell>
          <table:table-cell table:formula="of:=[.$B$2]+[.C11]" office:value-type="float" office:value="-851" calcext:value-type="float">
            <text:p>-851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/>
          <table:table-cell table:formula="of:=[.$B$2]+[.C12]" office:value-type="float" office:value="-882" calcext:value-type="float">
            <text:p>-882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c bouze</text:p>
          </table:table-cell>
          <table:table-cell table:formula="of:=[.$B$2]+[.C13]" office:value-type="float" office:value="-896" calcext:value-type="float">
            <text:p>-89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le</text:p>
          </table:table-cell>
          <table:table-cell table:formula="of:=[.$B$2]+[.C14]" office:value-type="float" office:value="-950" calcext:value-type="float">
            <text:p>-950</text:p>
          </table:table-cell>
          <table:table-cell office:value-type="float" office:value="-26" calcext:value-type="float">
            <text:p>-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hon RD</text:p>
          </table:table-cell>
          <table:table-cell table:formula="of:=[.$B$2]+[.C15]" office:value-type="float" office:value="-1046" calcext:value-type="float">
            <text:p>-1046</text:p>
          </table:table-cell>
          <table:table-cell office:value-type="float" office:value="-122" calcext:value-type="float">
            <text:p>-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ut trémie</text:p>
          </table:table-cell>
          <table:table-cell table:formula="of:=[.$B$2]+[.C16]" office:value-type="float" office:value="-998" calcext:value-type="float">
            <text:p>-998</text:p>
          </table:table-cell>
          <table:table-cell office:value-type="float" office:value="-74" calcext:value-type="float">
            <text:p>-7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5T19:00:22.634000000</meta:creation-date>
    <dc:date>2023-01-05T20:01:43.140000000</dc:date>
    <meta:editing-duration>PT20M39S</meta:editing-duration>
    <meta:editing-cycles>1</meta:editing-cycles>
    <meta:document-statistic meta:table-count="1" meta:cell-count="51" meta:object-count="0"/>
    <meta:generator>LibreOffice/7.2.2.2$Windows_X86_64 LibreOffice_project/02b2acce88a210515b4a5bb2e46cbfb63fe97d56</meta:generator>
  </office:meta>
</office:document-meta>
</file>